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paragraph-rsid="00152c82"/>
    </style:style>
    <style:style style:name="P3" style:family="paragraph" style:parent-style-name="Standard">
      <style:text-properties fo:color="#ce181e" style:font-name="Arial" officeooo:rsid="000de722" officeooo:paragraph-rsid="000de722"/>
    </style:style>
    <style:style style:name="P4" style:family="paragraph" style:parent-style-name="Standard">
      <style:text-properties fo:color="#ce181e" style:font-name="Arial" officeooo:rsid="000ec069" officeooo:paragraph-rsid="000ec069"/>
    </style:style>
    <style:style style:name="P5" style:family="paragraph" style:parent-style-name="Standard">
      <style:text-properties fo:color="#ce181e" style:font-name="Arial" officeooo:rsid="0010baac" officeooo:paragraph-rsid="0010baac"/>
    </style:style>
    <style:style style:name="P6" style:family="paragraph" style:parent-style-name="Standard">
      <style:text-properties fo:color="#ce181e" style:font-name="Arial" officeooo:rsid="0011b302" officeooo:paragraph-rsid="0011b302"/>
    </style:style>
    <style:style style:name="P7" style:family="paragraph" style:parent-style-name="Standard">
      <style:text-properties fo:color="#ce181e" style:font-name="Arial" officeooo:rsid="0012b8c1" officeooo:paragraph-rsid="0012b8c1"/>
    </style:style>
    <style:style style:name="P8" style:family="paragraph" style:parent-style-name="Standard">
      <style:text-properties fo:color="#ce181e" style:font-name="Arial" officeooo:rsid="00144ea3" officeooo:paragraph-rsid="00144ea3"/>
    </style:style>
    <style:style style:name="P9" style:family="paragraph" style:parent-style-name="Standard">
      <style:text-properties fo:color="#ce181e" style:font-name="Arial" officeooo:rsid="0014603c" officeooo:paragraph-rsid="0014603c"/>
    </style:style>
    <style:style style:name="P10" style:family="paragraph" style:parent-style-name="Standard">
      <style:text-properties fo:color="#ce181e" style:font-name="Arial" officeooo:rsid="00152c82" officeooo:paragraph-rsid="00152c82"/>
    </style:style>
    <style:style style:name="P11" style:family="paragraph" style:parent-style-name="Standard">
      <style:text-properties fo:color="#ce181e" style:font-name="Arial" officeooo:rsid="0016f8c3" officeooo:paragraph-rsid="0016f8c3"/>
    </style:style>
    <style:style style:name="T1" style:family="text">
      <style:text-properties fo:color="#000000" style:font-name="ArialMT" fo:font-size="12pt" fo:font-style="normal" fo:font-weight="normal" style:font-size-asian="12pt" style:font-style-asian="normal" style:font-weight-asian="normal"/>
    </style:style>
    <style:style style:name="T2" style:family="text">
      <style:text-properties fo:color="#000000" style:font-name="ArialMT" fo:font-size="8pt" fo:font-style="normal" fo:font-weight="normal" style:font-size-asian="8pt" style:font-style-asian="normal" style:font-weight-asian="normal"/>
    </style:style>
    <style:style style:name="T3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4" style:family="text">
      <style:text-properties fo:color="#000000" fo:font-size="12pt" fo:font-style="normal" fo:font-weight="bold" style:font-size-asian="12pt" style:font-style-asian="normal" style:font-weight-asian="bold"/>
    </style:style>
    <style:style style:name="T5" style:family="text">
      <style:text-properties fo:color="#000000" fo:font-size="8pt" fo:font-style="normal" fo:font-weight="normal" style:font-size-asian="8pt" style:font-style-asian="normal" style:font-weight-asian="normal"/>
    </style:style>
    <style:style style:name="T6" style:family="text">
      <style:text-properties fo:font-size="12pt" fo:font-style="normal" fo:font-weight="normal" style:font-size-asian="12pt" style:font-style-asian="normal" style:font-weight-asian="normal"/>
    </style:style>
    <style:style style:name="T7" style:family="text">
      <style:text-properties fo:font-size="12pt" fo:font-style="normal" fo:font-weight="normal" officeooo:rsid="000ec069" style:font-size-asian="12pt" style:font-style-asian="normal" style:font-weight-asian="normal"/>
    </style:style>
    <style:style style:name="T8" style:family="text">
      <style:text-properties fo:color="#ce181e" fo:font-size="12pt" fo:font-style="normal" fo:font-weight="normal" officeooo:rsid="00152c82" style:font-size-asian="12pt" style:font-style-asian="normal" style:font-weight-asian="normal"/>
    </style:style>
    <style:style style:name="T9" style:family="text">
      <style:text-properties fo:color="#ce181e" fo:font-size="12pt" fo:font-style="normal" fo:font-weight="normal" officeooo:rsid="0016f8c3" style:font-size-asian="12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4">DD-Fragenkatalog</text:span></text:p>
      <text:p text:style-name="P1"><text:span text:style-name="T3">Mit welchen einfachen Funktionen lassen sich alle logischen Aussagen formulieren? </text:span></text:p>
      <text:p text:style-name="P3"><text:span text:style-name="T6">nur NAND, nur NOR, AND + NOT, OR + NOT, AND + OR + NOT</text:span></text:p>
      <text:p text:style-name="P1"><text:span text:style-name="T3"/></text:p>
      <text:p text:style-name="P1"><text:span text:style-name="T3">Wie viele logische Funktionen kann man in einem System mit 5 binären Eingängen</text:span></text:p>
      <text:p text:style-name="P1"><text:span text:style-name="T3">und einem binären Ausgang formulieren?</text:span></text:p>
      <text:p text:style-name="P3"><text:span text:style-name="T6">2^2^5 = 2^32 = 4 G</text:span></text:p>
      <text:p text:style-name="P1"><text:span text:style-name="T3"/></text:p>
      <text:p text:style-name="P1"><text:span text:style-name="T3">Was versteht man in der Digitaltechnik unter einer Normalfunktion, einem Minterm,</text:span></text:p>
      <text:p text:style-name="P1"><text:span text:style-name="T3">einem Maxterm, einer DNF und einer KNF?</text:span></text:p>
      <text:p text:style-name="P5"><text:span text:style-name="T6">Normalfunktion: ??? vermutlich Vereinfachung der DNF oder KNF. </text:span></text:p>
      <text:p text:style-name="P3"><text:span text:style-name="T6">Minterm: </text:span><text:span text:style-name="T7">Ein Minterm ist eine Schaltung mit n binären Eingängen und einem binären Ausgang, bei der nur eine einzige der 2^n möglichen Ausgangssituationen zu einem HI führt und alle anderen zu einem LO. </text:span></text:p>
      <text:p text:style-name="P4"><text:span text:style-name="T6">Maxterm: Ein Maxterm ist eine Schaltung, deren Negierung ein Minterm ist. </text:span></text:p>
      <text:p text:style-name="P4"><text:span text:style-name="T6">Eine disjunktive Normalform ist eine Veroderung (Disjunktion) von Mintermen. </text:span></text:p>
      <text:p text:style-name="P4"><text:span text:style-name="T6">Eine konjunktive Normalform ist eine Verundung (Konjunktion) von Maxtermen. </text:span></text:p>
      <text:p text:style-name="P4"><text:span text:style-name="T6"/></text:p>
      <text:p text:style-name="P1"><text:span text:style-name="T3">Welche Methoden kennen Sie, um Schaltfunktionen zu vereinfachen. Nennen Sie</text:span></text:p>
      <text:p text:style-name="P1"><text:span text:style-name="T3">auch die Vor- und Nachteile.</text:span></text:p>
      <text:p text:style-name="P6"><text:span text:style-name="T6">ANZAHL angeben!</text:span></text:p>
      <text:p text:style-name="P6"><text:span text:style-name="T6">KV-Diagramm: Vorteile: schnell, Nachteile: Ab 5 Eingängen schwierig. </text:span></text:p>
      <text:p text:style-name="P6"><text:span text:style-name="T6">Quine-McCluskey-Primimplikantenverfahren: <text:line-break/> <text:s/>Vorteil: voll- und teil-automatisierbar, auf beliebig viele Eingänge anwendbar. <text:line-break/> <text:s/>Nachteil: langsam, für Menschen zu fehleranfällig. </text:span></text:p>
      <text:p text:style-name="P1"><text:span text:style-name="T3"/></text:p>
      <text:p text:style-name="P1"><text:span text:style-name="T3">Was versteht man unter negativer Logik? Was versteht man unter "Wired-Technik"?</text:span></text:p>
      <text:p text:style-name="P7"><text:span text:style-name="T6">negative Logik: binäre 0 wird durch HI (5V) repräsentiert und 1 = LO</text:span></text:p>
      <text:p text:style-name="P8"><text:span text:style-name="T6">Wired-Technik: Andere Implementierung von AND- und OR-Gates. </text:span></text:p>
      <text:p text:style-name="P1"><text:span text:style-name="T3"/></text:p>
      <text:p text:style-name="P1"><text:span text:style-name="T3">Wodurch unterscheiden sich eine Wertetabelle und eine Arbeitstabelle?</text:span></text:p>
      <text:p text:style-name="P8"><text:span text:style-name="T6">In der Wertetabelle werden die binäre Werte (0, 1) eingetragen. </text:span></text:p>
      <text:p text:style-name="P8"><text:span text:style-name="T6">In der Arbeitstabelle werden Spannungswerte (Hi, Lo) eingetragen</text:span></text:p>
      <text:p text:style-name="P1"><text:span text:style-name="T3"/></text:p>
      <text:p text:style-name="P1"><text:span text:style-name="T3">Nennen Sie Darstellungsmöglichkeiten von logischen Problemen</text:span></text:p>
      <text:p text:style-name="P9"><text:span text:style-name="T6">Wertetabelle </text:span></text:p>
      <text:p text:style-name="P9"><text:span text:style-name="T6">Funktion, die auf {0, 1} abbildet </text:span></text:p>
      <text:p text:style-name="P9"><text:span text:style-name="T6">Textbeschreibung </text:span></text:p>
      <text:p text:style-name="P9"><text:span text:style-name="T6">Schaltplan </text:span></text:p>
      <text:p text:style-name="P1"><text:span text:style-name="T3"/></text:p>
      <text:p text:style-name="P1"><text:span text:style-name="T3">Nennen Sie unterschiedliche Ziele bei der Synthese von Schaltungen</text:span></text:p>
      <text:p text:style-name="P10"><text:span text:style-name="T6">Optimierung der Anschaffungskosten bzw Platzbedarf (Anzahl Bauteile) </text:span></text:p>
      <text:p text:style-name="P10"><text:span text:style-name="T6">Optimierung des Energiebedarf </text:span></text:p>
      <text:p text:style-name="P10"><text:span text:style-name="T6">Optimierung der Geschwindigkeit (Kurze Ketten) </text:span></text:p>
      <text:p text:style-name="P10"><text:span text:style-name="T6">Wiederverwendbarkeit (Speicherbausteine)</text:span></text:p>
      <text:p text:style-name="P1"><text:span text:style-name="T3"/></text:p>
      <text:p text:style-name="P1"><text:span text:style-name="T3">Nach wie viel Schaltstufen kann im Prinzip jedes Ergebnis einer Schaltfunktion zur</text:span></text:p>
      <text:p text:style-name="P1"><text:span text:style-name="T3">Verfügung stehen? Warum lässt sich dies nicht immer realisieren?</text:span></text:p>
      <text:p text:style-name="P10"><text:span text:style-name="T6">Nach zwei Schaltstufen kann jedes Ergebnis mit DNF oder KNF zur Verfügung stehen. <text:line-break/>Bei n Eingängen können dafür 2^n ANDs nötig sein, was bei großem n zu riesigen Bausteinen führen würde. </text:span></text:p>
      <text:p text:style-name="P1"><text:span text:style-name="T3"/></text:p>
      <text:p text:style-name="P1"><text:soft-page-break/><text:span text:style-name="T3">Wie kann man Schaltfunktionen mit adressierenden Bauelementen umsetzen?</text:span></text:p>
      <text:p text:style-name="P10"><text:span text:style-name="T6">Mit Multiplexern kann man das Ergebnis fest verdrahten. Mit Speicherbausteinen geht es einfacher. </text:span></text:p>
      <text:p text:style-name="P1"><text:span text:style-name="T3"/></text:p>
      <text:p text:style-name="P1"><text:span text:style-name="T3">Was versteht man unter programmierbaren Bauelementen.</text:span></text:p>
      <text:p text:style-name="P10"><text:span text:style-name="T6">Speicherbausteine, die wiederbeschreibbar sind. </text:span></text:p>
      <text:p text:style-name="P1"><text:span text:style-name="T3"/></text:p>
      <text:p text:style-name="P1"><text:span text:style-name="T3">Was sind Hazards, wie entstehen sie und wie kann man ihre Auswirkungen</text:span></text:p>
      <text:p text:style-name="P1"><text:span text:style-name="T3">verhindern. </text:span></text:p>
      <text:p text:style-name="P2"><text:span text:style-name="T8">Hazards sind kurze Änderungen von Signalen.</text:span><text:span text:style-name="T9"> Sie können entstehen, wenn während des Umschaltens die Eingänge unterschiedlich schnell ankommen. Flankengetriggerte Bauteile verhindern die Auswirkungen von Hazards. 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Was versteht man unter einem Schaltwerk</text:span></text:p>
      <text:p text:style-name="P11"><text:span text:style-name="T6">Ausgabevektor hängt nicht nur von Eingabevektor ab, sondern auch von allen bisherigen Eingaben. </text:span></text:p>
      <text:p text:style-name="P1"><text:span text:style-name="T3"/></text:p>
      <text:p text:style-name="P1"><text:span text:style-name="T3">Wie lassen sich Schaltwerke beschreiben?</text:span></text:p>
      <text:p text:style-name="P1"><text:span text:style-name="T3"/></text:p>
      <text:p text:style-name="P1"><text:span text:style-name="T3"/></text:p>
      <text:p text:style-name="P1"><text:span text:style-name="T3">Skizzieren Sie den Aufbau eines µProgramm-Steuerwerkes</text:span></text:p>
      <text:p text:style-name="P1"><text:span text:style-name="T3"/></text:p>
      <text:p text:style-name="P1"><text:span text:style-name="T3"/></text:p>
      <text:p text:style-name="P1"><text:span text:style-name="T3">Was versteht man unter einem „Carry-Select-Adder“. Zeichnen Sie ein Beispiel, bei</text:span></text:p>
      <text:p text:style-name="P1"><text:span text:style-name="T3">der eine 32-Bit Addition mit vier 8-Bit –RCAs durchgeführt wird. Wie groß ist die</text:span></text:p>
      <text:p text:style-name="P1"><text:span text:style-name="T3">Beschleunigung gegenüber einem 32-Bit-RCA?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(Nur mit Skript): Mit 4-Bit Komparatoren SN7485 lässt sich leicht ein Komparator für</text:span></text:p>
      <text:p text:style-name="P1"><text:span text:style-name="T3">mehr Bits erstellen. Dabei kann man die Komparatoren seriell oder parallel anordnen.</text:span></text:p>
      <text:p text:style-name="P1"><text:span text:style-name="T3">Vergleichen Sie die beiden Erweiterungsmöglichkeiten hinsichtlich Hardwareaufwand</text:span></text:p>
      <text:p text:style-name="P1"><text:span text:style-name="T3">und Durchlaufzeit für 8, 16 und 24 Bits.</text:span></text:p>
      <text:p text:style-name="P1"><text:span text:style-name="T3">(Nur mit Skript): Wie groß ist die Beschleunigung eines 32-Bit Carry-Look-AheadAdders (4 mal CLA-Logik für 8-Bit) gegenüber einem 32-Bit Ripple-Carry-Adder?</text:span></text:p>
      <text:p text:style-name="P1"><text:span text:style-name="T5">DD-Fragenkatalog_2014.docx 1 19.01.2015</text:span></text:p>
      <text:p text:style-name="P1"><text:span text:style-name="T3">Angenommen, es stehen ANDs, ORs und NOTs zur Verfügung und folgende</text:span></text:p>
      <text:p text:style-name="P1"><text:span text:style-name="T3">Schaltung mit den Registern ERG, AX, BX und dem 1-Bit-Register CF für den</text:span></text:p>
      <text:p text:style-name="P1"><text:span text:style-name="T3">Übertrag, sowie einem geeignetem Addierer.</text:span></text:p>
      <text:p text:style-name="P1"><text:span text:style-name="T3">Damit muss folgende Kontrollstruktur in Hardware realisiert werden:</text:span></text:p>
      <text:p text:style-name="P1"><text:span text:style-name="T3">Wenn (A = ‚true’) dann ERG := ERG + AX sonst ERG := ERG + BX</text:span></text:p>
      <text:p text:style-name="P1"><text:span text:style-name="T3">Vervollständigen Sie die Schaltung! Es reicht dabei, die Schaltung für </text:span><text:span text:style-name="T4">ein Bit </text:span><text:span text:style-name="T3">(z.B.</text:span></text:p>
      <text:p text:style-name="P1"><text:span text:style-name="T3">für die 0-te Stelle) darzustellen!</text:span></text:p>
      <text:p text:style-name="P1"><text:span text:style-name="T3">Welche Eigenschaften muss das Register ERG haben, damit keine Fehlfunktion</text:span></text:p>
      <text:p text:style-name="P1"><text:span text:style-name="T3">auftreten kann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L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L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1:22:36.703000000</meta:creation-date>
    <dc:date>2018-12-17T22:47:34.136000000</dc:date>
    <meta:editing-duration>PT41M22S</meta:editing-duration>
    <meta:editing-cycles>6</meta:editing-cycles>
    <meta:generator>LibreOffice/6.1.2.1$Windows_X86_64 LibreOffice_project/65905a128db06ba48db947242809d14d3f9a93fe</meta:generator>
    <meta:document-statistic meta:table-count="0" meta:image-count="0" meta:object-count="0" meta:page-count="2" meta:paragraph-count="66" meta:word-count="603" meta:character-count="4386" meta:non-whitespace-character-count="3818"/>
  </office:meta>
</office:document-meta>
</file>